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9C0000011C920FD28F.svm" manifest:media-type=""/>
  <manifest:file-entry manifest:full-path="Pictures/2000000100000C9F00000EEEE5DC4667.svm" manifest:media-type=""/>
  <manifest:file-entry manifest:full-path="Pictures/2000000100000F250000083CD4BD9A32.svm" manifest:media-type=""/>
  <manifest:file-entry manifest:full-path="Pictures/200000010000078B00000175A6149AE9.svm" manifest:media-type=""/>
  <manifest:file-entry manifest:full-path="Pictures/2000000100000B340000035E5FF931ED.svm" manifest:media-type=""/>
  <manifest:file-entry manifest:full-path="Pictures/200000010000069E00000135CB19072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c}&#10;$x$&amp;$y$&amp;$z$&amp;$F$&amp;\overline{F}\\&#10;\hline&#10;0&amp;0&amp;0&amp;0&amp;1\\&#10;0&amp;0&amp;1&amp;0&amp;1\\&#10;0&amp;1&amp;0&amp;1&amp;0\\&#10;0&amp;1&amp;1&amp;1&amp;0 \\&#10;1&amp;0&amp;0&amp;1&amp;0\\&#10;1&amp;0&amp;1&amp;1&amp;0\\&#10;1&amp;1&amp;0&amp;0&amp;1\\&#10;1&amp;1&amp;1&amp;0&amp;1 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c}&#10;\overline{y}\overline{z}&amp;\overline{y}z&amp;$yz$&amp;$y$\overline{z}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latex§\begin{table}&#10;\begin{tabular}{c|c|c|c|c|}&#10;\cline{2-5}&#10;\overline{x}&amp;0&amp;0&amp;1&amp;1\\&#10;\cline{2-5}&#10;$x$&amp;1&amp;1&amp;0&amp; 0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latex§F=\overline{x}y+x\overline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overline{F}=\overline{x}\overline{y}+x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4§latex§\begin{align*}&#10;\overline{\overline{F}}=F&amp;=\overline{\overline{x}\overline{y}+xy} \\&#10;&amp;=\overline{(\overline{x}\overline{y})} \cdot \overline{(xy)}\\&#10;&amp;=(\overline{\overline{x}}+\overline{\overline{y}}) \cdot  (\overline{x}+\overline{y})\\&#10;&amp;=(x+y) \cdot (\overline{x}+\overline{y})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556cm" svg:height="3.317cm" svg:x="4.953cm" svg:y="0.381cm">
          <draw:image xlink:href="Pictures/2000000100000C9F00000EEEE5DC4667.svm" xlink:type="simple" xlink:show="embed" xlink:actuate="onLoad">
            <text:p/>
          </draw:image>
        </draw:frame>
        <draw:frame draw:style-name="gr2" draw:text-style-name="P1" draw:layer="layout" svg:width="2.921cm" svg:height="0.396cm" svg:x="1.397cm" svg:y="0.446cm">
          <draw:image xlink:href="Pictures/2000000100000A9C0000011C920FD28F.svm" xlink:type="simple" xlink:show="embed" xlink:actuate="onLoad">
            <text:p/>
          </draw:image>
        </draw:frame>
        <draw:frame draw:style-name="gr3" draw:text-style-name="P1" draw:layer="layout" svg:width="4.014cm" svg:height="1.205cm" svg:x="0.558cm" svg:y="0.954cm">
          <draw:image xlink:href="Pictures/2000000100000B340000035E5FF931ED.svm" xlink:type="simple" xlink:show="embed" xlink:actuate="onLoad">
            <text:p/>
          </draw:image>
        </draw:frame>
        <draw:frame draw:style-name="gr4" draw:text-style-name="P1" draw:layer="layout" svg:width="2.37cm" svg:height="0.431cm" svg:x="1.143cm" svg:y="2.363cm">
          <draw:image xlink:href="Pictures/200000010000069E00000135CB190724.svm" xlink:type="simple" xlink:show="embed" xlink:actuate="onLoad">
            <text:p/>
          </draw:image>
        </draw:frame>
        <draw:frame draw:style-name="gr2" draw:text-style-name="P1" draw:layer="layout" svg:width="2.921cm" svg:height="0.396cm" svg:x="1.524cm" svg:y="3.683cm">
          <draw:image xlink:href="Pictures/2000000100000A9C0000011C920FD28F.svm" xlink:type="simple" xlink:show="embed" xlink:actuate="onLoad">
            <text:p/>
          </draw:image>
        </draw:frame>
        <draw:frame draw:style-name="gr3" draw:text-style-name="P1" draw:layer="layout" svg:width="4.014cm" svg:height="1.205cm" svg:x="0.685cm" svg:y="4.191cm">
          <draw:image xlink:href="Pictures/2000000100000B340000035E5FF931ED.svm" xlink:type="simple" xlink:show="embed" xlink:actuate="onLoad">
            <text:p/>
          </draw:image>
        </draw:frame>
        <draw:frame draw:style-name="gr5" draw:text-style-name="P1" draw:layer="layout" svg:width="2.702cm" svg:height="0.521cm" svg:x="1.362cm" svg:y="5.715cm">
          <draw:image xlink:href="Pictures/200000010000078B00000175A6149AE9.svm" xlink:type="simple" xlink:show="embed" xlink:actuate="onLoad">
            <text:p/>
          </draw:image>
        </draw:frame>
        <draw:custom-shape draw:style-name="gr6" draw:text-style-name="P1" draw:layer="layout" svg:width="1.27cm" svg:height="0.508cm" svg:x="3.048cm" svg:y="1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0.508cm" svg:x="1.27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0.508cm" svg:x="1.524cm" svg:y="4.1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0.508cm" svg:x="3.175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5.426cm" svg:height="2.95cm" svg:x="1.235cm" svg:y="6.464cm">
          <draw:image xlink:href="Pictures/2000000100000F250000083CD4BD9A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3T15:08:03</dc:date>
    <dc:creator>kkk </dc:creator>
    <meta:generator>LibreOffice/3.3$Linux LibreOffice_project/330m19$Build-401</meta:generator>
    <meta:editing-duration>PT6H18M55S</meta:editing-duration>
    <meta:editing-cycles>23</meta:editing-cycles>
    <meta:document-statistic meta:object-count="12"/>
  </office:meta>
</office:document-meta>
</file>